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 mathvariant="italic">Uout</mi>
      <mn>2</mn>
      <mrow>
        <mspace width="2em"/>
        <mo stretchy="false">=</mo>
        <mspace width="2em"/>
      </mrow>
      <mfrac>
        <msub>
          <mn>2000</mn>
          <mrow>
            <mi>R</mi>
            <mn>2</mn>
          </mrow>
        </msub>
        <mrow>
          <msub>
            <mn>1000</mn>
            <mrow>
              <mi>R</mi>
              <mn>1</mn>
            </mrow>
          </msub>
          <mrow>
            <mspace width="2em"/>
            <mo stretchy="false">+</mo>
            <mspace width="2em"/>
          </mrow>
          <msub>
            <mn>2000</mn>
            <mrow>
              <mi>R</mi>
              <mn>2</mn>
            </mrow>
          </msub>
        </mrow>
      </mfrac>
      <mrow>
        <mspace width="2em"/>
        <mo stretchy="false">⋅</mo>
        <mspace width="2em"/>
      </mrow>
      <msub>
        <mn>10</mn>
        <mi mathvariant="italic">Uin</mi>
      </msub>
      <mrow>
        <mspace width="2em"/>
        <mo stretchy="false">=</mo>
        <mspace width="2em"/>
      </mrow>
      <mn>6.66</mn>
      <mi>В</mi>
    </mrow>
    <annotation encoding="StarMath 5.0">Uout2 ~=~ 2000_R2 over {1000_R1 ~+~ 2000_R2} ~cdot~ 10_Uin ~=~ 6.66В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5T16:46:32.757000000</dc:date>
    <meta:editing-duration>PT27M8S</meta:editing-duration>
    <meta:editing-cycles>10</meta:editing-cycles>
    <meta:generator>LibreOffice/6.3.3.2$Windows_X86_64 LibreOffice_project/a64200df03143b798afd1ec74a12ab50359878ed</meta:generator>
  </office:meta>
</office:document-meta>
</file>